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List_20_Paragraph" style:list-style-name="WWNum9">
      <style:paragraph-properties fo:margin-top="0cm" fo:margin-bottom="0cm" style:contextual-spacing="true" fo:line-height="150%">
        <style:tab-stops>
          <style:tab-stop style:position="6.267cm"/>
        </style:tab-stops>
      </style:paragraph-properties>
      <style:text-properties officeooo:paragraph-rsid="0012e3ae"/>
    </style:style>
    <style:style style:name="P5" style:family="paragraph" style:parent-style-name="List_20_Paragraph" style:list-style-name="WWNum9">
      <style:paragraph-properties fo:margin-top="0cm" fo:margin-bottom="0cm" style:contextual-spacing="true" fo:line-height="150%">
        <style:tab-stops>
          <style:tab-stop style:position="6.267cm"/>
        </style:tab-stops>
      </style:paragraph-properties>
      <style:text-properties style:font-name="Times New Roman" fo:font-size="14pt" officeooo:paragraph-rsid="0012e3ae" style:font-size-asian="14pt" style:font-name-complex="Times New Roman1" style:font-size-complex="14pt"/>
    </style:style>
    <style:style style:name="P6" style:family="paragraph" style:parent-style-name="List_20_Paragraph" style:list-style-name="WWNum10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officeooo:paragraph-rsid="0012e3ae" style:font-size-asian="14pt" style:font-name-complex="Times New Roman1" style:font-size-complex="14pt"/>
    </style:style>
    <style:style style:name="P7" style:family="paragraph" style:parent-style-name="List_20_Paragraph" style:list-style-name="WWNum9">
      <style:paragraph-properties fo:margin-top="0cm" fo:margin-bottom="0cm" style:contextual-spacing="true" fo:line-height="150%">
        <style:tab-stops>
          <style:tab-stop style:position="6.267cm"/>
        </style:tab-stops>
      </style:paragraph-properties>
      <style:text-properties fo:font-weight="normal" officeooo:paragraph-rsid="0012e3ae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 style:master-page-name="First_20_Page">
      <style:paragraph-properties fo:text-align="center" style:justify-single-word="false" style:page-number="1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5" style:family="paragraph" style:parent-style-name="Standard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officeooo:paragraph-rsid="0012e3ae" style:font-size-asian="14pt" style:font-name-complex="Times New Roman1" style:font-size-complex="14pt"/>
    </style:style>
    <style:style style:name="P17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officeooo:paragraph-rsid="0012e3ae" style:font-size-asian="14pt" style:font-name-complex="Times New Roman1" style:font-size-complex="14pt"/>
    </style:style>
    <style:style style:name="P18" style:family="paragraph" style:parent-style-name="Standard">
      <style:paragraph-properties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officeooo:paragraph-rsid="0012e3ae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paragraph-properties fo:text-align="end" style:justify-single-word="false"/>
      <style:text-properties officeooo:paragraph-rsid="0012e3ae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text-properties style:font-name="Noto Mono" fo:font-size="9pt" fo:language="en" fo:country="US" style:font-size-asian="9pt" style:font-size-complex="9pt"/>
    </style:style>
    <style:style style:name="P23" style:family="paragraph" style:parent-style-name="Standard">
      <style:text-properties style:font-name="Noto Mono"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8pt" fo:language="en" fo:country="US" style:font-name-asian="Courier New1" style:font-size-asian="18pt" style:font-name-complex="Courier New1" style:font-size-complex="18pt" fo:background-color="#ffffff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officeooo:paragraph-rsid="0012e3ae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12e3ae"/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officeooo:paragraph-rsid="0012e3ae"/>
    </style:style>
    <style:style style:name="P28" style:family="paragraph" style:parent-style-name="Standard_20__28_user_29_" style:list-style-name="WWNum1"/>
    <style:style style:name="P29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31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5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6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fo:background-color="#ffffff"/>
    </style:style>
    <style:style style:name="T7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Times New Roman" fo:font-size="18pt" fo:language="en" fo:country="US" fo:font-weight="bold" style:font-name-asian="Times New Roman1" style:font-size-asian="18pt" style:font-weight-asian="bold" style:font-name-complex="Times New Roman1" style:font-size-complex="18pt" fo:background-color="#ffffff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style:font-size-asian="14pt" style:font-name-complex="Times New Roman1" style:font-size-complex="14pt" fo:background-color="#ffffff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 fo:background-color="#ffffff"/>
    </style:style>
    <style:style style:name="T16" style:family="text">
      <style:text-properties style:font-name="Times New Roman" fo:font-size="14pt" fo:language="ru" fo:country="RU" style:font-size-asian="14pt" style:font-name-complex="Times New Roman1" style:font-size-complex="14pt" fo:background-color="#ffffff"/>
    </style:style>
    <style:style style:name="T17" style:family="text">
      <style:text-properties style:font-name="Times New Roman" fo:font-size="14pt" fo:font-style="normal" style:text-underline-style="none" style:font-name-asian="Times New Roman1" style:font-size-asian="14pt" style:font-style-asian="normal" style:font-name-complex="Times New Roman1" style:font-size-complex="14pt" style:font-style-complex="normal"/>
    </style:style>
    <style:style style:name="T1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 fo:background-color="#ffffff"/>
    </style:style>
    <style:style style:name="T19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 fo:background-color="#ffffff"/>
    </style:style>
    <style:style style:name="T20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 fo:background-color="#ffffff"/>
    </style:style>
    <style:style style:name="T2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2" style:family="text">
      <style:text-properties style:font-name="Times New Roman" fo:font-size="14pt" fo:language="en" fo:country="US" style:font-size-asian="14pt" style:font-name-complex="Times New Roman1" style:font-size-complex="14pt" fo:background-color="#ffffff"/>
    </style:style>
    <style:style style:name="T23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 fo:background-color="#ffffff"/>
    </style:style>
    <style:style style:name="T2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style:use-window-font-color="true" loext:opacity="0%" style:font-name="Times New Roman" fo:font-size="15pt" fo:language="ru" fo:country="RU" style:letter-kerning="false" style:font-name-asian="Times New Roman1" style:font-size-asian="15pt" style:language-asian="ru" style:country-asian="RU" style:font-name-complex="Times New Roman1" style:font-size-complex="15pt" style:language-complex="ar" style:country-complex="SA"/>
    </style:style>
    <style:style style:name="T28" style:family="text">
      <style:text-properties style:use-window-font-color="true" loext:opacity="0%" style:font-name="Times New Roman" fo:font-size="18pt" fo:language="ru" fo:country="RU" fo:font-weight="bold" style:letter-kerning="false" style:font-name-asian="Times New Roman1" style:font-size-asian="18pt" style:language-asian="ru" style:country-asian="RU" style:font-weight-asian="bold" style:font-name-complex="Times New Roman1" style:font-size-complex="18pt" style:language-complex="ar" style:country-complex="SA" style:font-weight-complex="bold"/>
    </style:style>
    <style:style style:name="T29" style:family="text">
      <style:text-properties style:use-window-font-color="true" loext:opacity="0%" style:font-name="Times New Roman" fo:font-size="16pt" fo:language="ru" fo:country="RU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30" style:family="text">
      <style:text-properties style:use-window-font-color="true" loext:opacity="0%" style:font-name="Times New Roman" fo:font-size="16pt" fo:language="ru" fo:country="RU" officeooo:rsid="000b5ddd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31" style:family="text">
      <style:text-properties style:use-window-font-color="true" loext:opacity="0%" style:font-name="Times New Roman" fo:font-size="14pt" fo:language="ru" fo:country="RU" fo:font-weight="normal" style:letter-kerning="false" style:font-name-asian="Calibri1" style:font-size-asian="14pt" style:language-asian="ru" style:country-asian="RU" style:font-weight-asian="normal" style:font-name-complex="Times New Roman1" style:font-size-complex="14pt" style:language-complex="ar" style:country-complex="SA" style:font-weight-complex="normal" fo:background-color="#ffffff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font-name="Noto Mono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35" style:family="text">
      <style:text-properties style:font-name="Noto Mono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Московский авиационный институт (национальный исследовательский университет)</text:span></text:p>
      <text:p text:style-name="P10"/>
      <text:p text:style-name="P8"><text:span text:style-name="T27">Институт</text:span><text:span text:style-name="T4"> информационных технологий и прикладной математики </text:span></text:p>
      <text:p text:style-name="P8"><text:span text:style-name="T4">«Кафедра вычислительной математики и программирования»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8"><text:span text:style-name="T5">Лабораторная работа по предмету "Операционные системы" №</text:span><text:span text:style-name="T28">3</text:span><text:span text:style-name="T5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0"><text:span text:style-name="T2">Студент: </text:span><text:span text:style-name="T30">Личковаха А. С.</text:span></text:p>
      <text:p text:style-name="P20"><text:span text:style-name="T2">Пр</text:span><text:span text:style-name="T29">еподаватель</text:span><text:span text:style-name="T2">: </text:span><text:span text:style-name="T29">Миронов</text:span><text:span text:style-name="T2"> </text:span><text:span text:style-name="T29">Е. С</text:span><text:span text:style-name="T2">.</text:span></text:p>
      <text:p text:style-name="P20"><text:span text:style-name="T2">Группа: М8О-210Б-21</text:span></text:p>
      <text:p text:style-name="P20"><text:span text:style-name="T29">Дата: </text:span><text:span text:style-name="T30">22</text:span><text:span text:style-name="T29">.</text:span><text:span text:style-name="T30">04</text:span><text:span text:style-name="T29">.202</text:span><text:span text:style-name="T30">3</text:span></text:p>
      <text:p text:style-name="P19"><text:span text:style-name="T2">Оценка: <text:s/>______ </text:span></text:p>
      <text:p text:style-name="P19"><text:span text:style-name="T2">Подпись: <text:s/>______ </text:span></text:p>
      <text:p text:style-name="P12"/>
      <text:p text:style-name="P12"/>
      <text:p text:style-name="P12"/>
      <text:h text:style-name="P2" text:outline-level="1"><text:bookmark-start text:name="__RefHeading___Toc3871_94863195"/><text:soft-page-break/><text:span text:style-name="T7">Цель работы</text:span><text:bookmark-end text:name="__RefHeading___Toc3871_94863195"/></text:h>
      <text:p text:style-name="Standard_20__28_user_29_"><text:span text:style-name="T9">Целью является приобретение практических навыков в:</text:span></text:p>
      <text:list text:style-name="WWNum1">
        <text:list-item>
          <text:p text:style-name="P28"><text:span text:style-name="T9">Управление потоками в ОС</text:span></text:p>
        </text:list-item>
        <text:list-item>
          <text:p text:style-name="P28"><text:span text:style-name="T9">Обеспечение синхронизации между потоками</text:span></text:p>
        </text:list-item>
      </text:list>
      <text:h text:style-name="P3" text:outline-level="1"/>
      <text:h text:style-name="P2" text:outline-level="1"><text:bookmark-start text:name="__RefHeading___Toc3873_94863195"/><text:span text:style-name="T7">Постановка задачи</text:span><text:bookmark-end text:name="__RefHeading___Toc3873_94863195"/></text:h>
      <text:p text:style-name="P13"/>
      <text:p text:style-name="P21"><text:span text:style-name="T12">С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потоков должно быть задано ключом запуска вашей программы.</text:span></text:p>
      <text:p text:style-name="P21"><text:span text:style-name="T12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span></text:p>
      <text:p text:style-name="P21"><text:span text:style-name="T12">В отчете привести исследование зависимости ускорения и эффективности алгоритма от входящих данных и количества потоков. Получившиеся результаты необходимо объяснить.</text:span></text:p>
      <text:p text:style-name="P16"><text:span text:style-name="T33">Вариант 2</text:span>: Отсортировать массив целых чисел при помощи параллельного алгоритма быстрой сортировки.</text:p>
      <text:p text:style-name="P25"/>
      <text:p text:style-name="P18">Общие сведения о программе</text:p>
      <text:p text:style-name="P26"><text:span text:style-name="T9">Программа компилируется из файла </text:span><text:span text:style-name="T21">lab</text:span><text:span text:style-name="T9">3.</text:span><text:span text:style-name="T21">c</text:span><text:span text:style-name="T9">. Также используется заголовочные файлы: s</text:span><text:span text:style-name="T21">tdio</text:span><text:span text:style-name="T9">.</text:span><text:span text:style-name="T21">h</text:span><text:span text:style-name="T9">, </text:span><text:span text:style-name="T21">stdlib</text:span><text:span text:style-name="T9">.</text:span><text:span text:style-name="T21">h</text:span><text:span text:style-name="T9">, </text:span><text:span text:style-name="T21">string</text:span><text:span text:style-name="T9">.</text:span><text:span text:style-name="T21">h</text:span><text:span text:style-name="T9">, </text:span><text:span text:style-name="T21">pthread</text:span><text:span text:style-name="T9">.h. Благодаря библиотеке </text:span><text:span text:style-name="T21">pthread</text:span><text:span text:style-name="T9">.</text:span><text:span text:style-name="T21">h</text:span><text:span text:style-name="T9">, мы имеем доступ к следующим фукциям:</text:span></text:p>
      <text:list xml:id="list1510710340" text:style-name="WWNum9">
        <text:list-item>
          <text:p text:style-name="P4"><text:span text:style-name="T21">pthread</text:span><text:span text:style-name="T9">_</text:span><text:span text:style-name="T21">join</text:span><text:span text:style-name="T9">() – функция, используемая для синхронизации потоков. Она ожидает завершения потока, который поступает к ней в качестве аргумента, а затем уже возвращает значение.</text:span></text:p>
        </text:list-item>
        <text:list-item>
          <text:p text:style-name="P5">pthread_mutex_destroy() – уничтожение объекта мьютекса, на который он ссылается.</text:p>
        </text:list-item>
        <text:list-item>
          <text:p text:style-name="P7"><text:span text:style-name="T23">pthread_create() – создание нового мьютекса.</text:span></text:p>
        </text:list-item>
      </text:list>
      <text:h text:style-name="P3" text:outline-level="1"><text:soft-page-break/></text:h>
      <text:p text:style-name="P27"><text:span text:style-name="T24">Общий метод и алгоритм решения</text:span><text:span text:style-name="T9">.</text:span></text:p>
      <text:p text:style-name="P17">Для реализации поставленной задачи необходимо:</text:p>
      <text:list text:style-name="WWNum10">
        <text:list-item>
          <text:p text:style-name="P6">Изучить принципы работы pthread.</text:p>
        </text:list-item>
        <text:list-item>
          <text:p text:style-name="P6">Написать функцию быстрой сортировки.</text:p>
        </text:list-item>
        <text:list-item>
          <text:p text:style-name="P6">Написать функцию запуска многопоточной обработки.</text:p>
        </text:list-item>
        <text:list-item>
          <text:p text:style-name="P6">Написать обработку ошибок.</text:p>
        </text:list-item>
        <text:list-item>
          <text:p text:style-name="P6">Написать тесты.</text:p>
        </text:list-item>
      </text:list>
      <text:p text:style-name="P16"><text:span text:style-name="T15"/></text:p>
      <text:h text:style-name="P2" text:outline-level="1"><text:bookmark-start text:name="__RefHeading___Toc3879_94863195"/><text:span text:style-name="T7">Реализация</text:span><text:bookmark-end text:name="__RefHeading___Toc3879_94863195"/></text:h>
      <text:p text:style-name="Standard"><text:span text:style-name="T34">#include &lt;stdio.h&gt;</text:span></text:p>
      <text:p text:style-name="Standard"><text:span text:style-name="T34">#include &lt;stdlib.h&gt;</text:span></text:p>
      <text:p text:style-name="Standard"><text:span text:style-name="T34">#include &lt;pthread.h&gt;</text:span></text:p>
      <text:p text:style-name="Standard"><text:span text:style-name="T34">#define MAX_THREADS 10</text:span></text:p>
      <text:p text:style-name="Standard"><text:span text:style-name="T34"/></text:p>
      <text:p text:style-name="Standard"><text:span text:style-name="T34">pthread_mutex_t mutex = PTHREAD_MUTEX_INITIALIZER;</text:span></text:p>
      <text:p text:style-name="Standard"><text:span text:style-name="T34"/></text:p>
      <text:p text:style-name="Standard"><text:span text:style-name="T34">int max_threads;</text:span></text:p>
      <text:p text:style-name="Standard"><text:span text:style-name="T34"/></text:p>
      <text:p text:style-name="Standard"><text:span text:style-name="T34">typedef struct {</text:span></text:p>
      <text:p text:style-name="Standard"><text:span text:style-name="T34"><text:s text:c="4"/>int *arr;</text:span></text:p>
      <text:p text:style-name="Standard"><text:span text:style-name="T34"><text:s text:c="4"/>int left;</text:span></text:p>
      <text:p text:style-name="Standard"><text:span text:style-name="T34"><text:s text:c="4"/>int right;</text:span></text:p>
      <text:p text:style-name="Standard"><text:span text:style-name="T34">} args_t;</text:span></text:p>
      <text:p text:style-name="Standard"><text:span text:style-name="T34"/></text:p>
      <text:p text:style-name="Standard"><text:span text:style-name="T34">typedef struct vector{</text:span></text:p>
      <text:p text:style-name="Standard"><text:span text:style-name="T34"><text:s text:c="8"/>int size;</text:span></text:p>
      <text:p text:style-name="Standard"><text:span text:style-name="T34"><text:s text:c="8"/>int* data;</text:span></text:p>
      <text:p text:style-name="Standard"><text:span text:style-name="T34">}vector;</text:span></text:p>
      <text:p text:style-name="Standard"><text:span text:style-name="T34"/></text:p>
      <text:p text:style-name="Standard"><text:span text:style-name="T34">void *quick_sort(void *args) {</text:span></text:p>
      <text:p text:style-name="Standard"><text:span text:style-name="T34"><text:s text:c="4"/>args_t *arg = (args_t *) args;</text:span></text:p>
      <text:p text:style-name="Standard"><text:span text:style-name="T34"><text:s text:c="4"/>int *arr = arg-&gt;arr;</text:span></text:p>
      <text:p text:style-name="Standard"><text:span text:style-name="T34"><text:s text:c="4"/>int left = arg-&gt;left;</text:span></text:p>
      <text:p text:style-name="Standard"><text:span text:style-name="T34"><text:s text:c="4"/>int right = arg-&gt;right;</text:span></text:p>
      <text:p text:style-name="Standard"><text:span text:style-name="T34"/></text:p>
      <text:p text:style-name="Standard"><text:span text:style-name="T34"><text:s text:c="4"/>if (left &gt;= right) {</text:span></text:p>
      <text:p text:style-name="Standard"><text:span text:style-name="T34"><text:s text:c="8"/>return NULL;</text:span></text:p>
      <text:p text:style-name="Standard"><text:span text:style-name="T34"><text:s text:c="4"/>}</text:span></text:p>
      <text:p text:style-name="Standard"><text:span text:style-name="T34"/></text:p>
      <text:p text:style-name="Standard"><text:span text:style-name="T34"/></text:p>
      <text:p text:style-name="Standard"><text:span text:style-name="T34"><text:s text:c="4"/>int i = left;</text:span></text:p>
      <text:p text:style-name="Standard"><text:span text:style-name="T34"><text:s text:c="4"/>int j = right;</text:span></text:p>
      <text:p text:style-name="Standard"><text:span text:style-name="T34"><text:s text:c="4"/>int pivot = arr[(left + right) / 2];</text:span></text:p>
      <text:p text:style-name="Standard"><text:soft-page-break/><text:span text:style-name="T34"/></text:p>
      <text:p text:style-name="Standard"><text:span text:style-name="T34"><text:s text:c="4"/>while (i &lt;= j) {</text:span></text:p>
      <text:p text:style-name="Standard"><text:span text:style-name="T34"><text:s text:c="8"/>while (arr[i] &lt; pivot) {</text:span></text:p>
      <text:p text:style-name="Standard"><text:span text:style-name="T34"><text:s text:c="12"/>i++;</text:span></text:p>
      <text:p text:style-name="Standard"><text:span text:style-name="T34"><text:s text:c="8"/>}</text:span></text:p>
      <text:p text:style-name="Standard"><text:span text:style-name="T34"><text:s text:c="8"/>while (arr[j] &gt; pivot) {</text:span></text:p>
      <text:p text:style-name="Standard"><text:span text:style-name="T34"><text:s text:c="12"/>j--;</text:span></text:p>
      <text:p text:style-name="Standard"><text:span text:style-name="T34"><text:s text:c="8"/>}</text:span></text:p>
      <text:p text:style-name="Standard"><text:span text:style-name="T34"><text:s text:c="8"/>if (i &lt;= j) {</text:span></text:p>
      <text:p text:style-name="Standard"><text:span text:style-name="T34"><text:s text:c="12"/>int tmp = arr[i];</text:span></text:p>
      <text:p text:style-name="Standard"><text:span text:style-name="T34"><text:s text:c="12"/>arr[i] = arr[j];</text:span></text:p>
      <text:p text:style-name="Standard"><text:span text:style-name="T34"><text:s text:c="12"/>arr[j] = tmp;</text:span></text:p>
      <text:p text:style-name="Standard"><text:span text:style-name="T34"><text:s text:c="12"/>i++;</text:span></text:p>
      <text:p text:style-name="Standard"><text:span text:style-name="T34"><text:s text:c="12"/>j--;</text:span></text:p>
      <text:p text:style-name="Standard"><text:span text:style-name="T34"><text:s text:c="8"/>}</text:span></text:p>
      <text:p text:style-name="Standard"><text:span text:style-name="T34"><text:s text:c="4"/>}</text:span></text:p>
      <text:p text:style-name="Standard"><text:span text:style-name="T34"/></text:p>
      <text:p text:style-name="Standard"><text:span text:style-name="T34"><text:s text:c="4"/>pthread_t threads[2];</text:span></text:p>
      <text:p text:style-name="Standard"><text:span text:style-name="T34"><text:s text:c="4"/>int num_threads = 0;</text:span></text:p>
      <text:p text:style-name="Standard"><text:span text:style-name="T34"/></text:p>
      <text:p text:style-name="Standard"><text:span text:style-name="T34"><text:s text:c="4"/>if (left &lt; j) {</text:span></text:p>
      <text:p text:style-name="Standard"><text:span text:style-name="T34"><text:s text:c="8"/>args_t *new_args = malloc(sizeof(args_t));</text:span></text:p>
      <text:p text:style-name="Standard"><text:span text:style-name="T34"><text:s text:c="8"/>new_args-&gt;arr = arr;</text:span></text:p>
      <text:p text:style-name="Standard"><text:span text:style-name="T34"><text:s text:c="8"/>new_args-&gt;left = left;</text:span></text:p>
      <text:p text:style-name="Standard"><text:span text:style-name="T34"><text:s text:c="8"/>new_args-&gt;right = j;</text:span></text:p>
      <text:p text:style-name="Standard"><text:span text:style-name="T34"><text:s text:c="8"/>if (pthread_create(&amp;threads[num_threads++], NULL, quick_sort, new_args) != 0) {</text:span></text:p>
      <text:p text:style-name="Standard"><text:span text:style-name="T34"><text:s text:c="12"/>printf("Error creating thread\n");</text:span></text:p>
      <text:p text:style-name="Standard"><text:span text:style-name="T34"><text:s text:c="12"/>return NULL;</text:span></text:p>
      <text:p text:style-name="Standard"><text:span text:style-name="T34"><text:s text:c="8"/>}</text:span></text:p>
      <text:p text:style-name="Standard"><text:span text:style-name="T34"><text:s text:c="4"/>} else {</text:span></text:p>
      <text:p text:style-name="Standard"><text:span text:style-name="T34"><text:s text:c="8"/>quick_sort((void *) &amp;(args_t) {arr, left, j});</text:span></text:p>
      <text:p text:style-name="Standard"><text:span text:style-name="T34"><text:s text:c="4"/>}</text:span></text:p>
      <text:p text:style-name="Standard"><text:span text:style-name="T34"/></text:p>
      <text:p text:style-name="Standard"><text:span text:style-name="T34"><text:s text:c="4"/>if (i &lt; right) {</text:span></text:p>
      <text:p text:style-name="Standard"><text:span text:style-name="T34"><text:s text:c="8"/>args_t *new_args = malloc(sizeof(args_t));</text:span></text:p>
      <text:p text:style-name="Standard"><text:span text:style-name="T34"><text:s text:c="8"/>new_args-&gt;arr = arr;</text:span></text:p>
      <text:p text:style-name="Standard"><text:span text:style-name="T34"><text:s text:c="8"/>new_args-&gt;left = i;</text:span></text:p>
      <text:p text:style-name="Standard"><text:span text:style-name="T34"><text:s text:c="8"/>new_args-&gt;right = right;</text:span></text:p>
      <text:p text:style-name="Standard"><text:span text:style-name="T34"><text:s text:c="8"/>if (pthread_create(&amp;threads[num_threads++], NULL, quick_sort, new_args) != 0) {</text:span></text:p>
      <text:p text:style-name="Standard"><text:span text:style-name="T34"><text:s text:c="12"/>printf("Error creating thread\n");</text:span></text:p>
      <text:p text:style-name="Standard"><text:span text:style-name="T34"><text:s text:c="12"/>return NULL;</text:span></text:p>
      <text:p text:style-name="Standard"><text:span text:style-name="T34"><text:s text:c="8"/>}</text:span></text:p>
      <text:p text:style-name="Standard"><text:span text:style-name="T34"><text:s text:c="4"/>} else {</text:span></text:p>
      <text:p text:style-name="Standard"><text:span text:style-name="T34"><text:s text:c="8"/>quick_sort((void *) &amp;(args_t) {arr, i, right});</text:span></text:p>
      <text:p text:style-name="Standard"><text:span text:style-name="T34"><text:s text:c="4"/>}</text:span></text:p>
      <text:p text:style-name="Standard"><text:span text:style-name="T34"/></text:p>
      <text:p text:style-name="Standard"><text:span text:style-name="T34"><text:s text:c="4"/>for (int k = 0; k &lt; num_threads; k++) {</text:span></text:p>
      <text:p text:style-name="Standard"><text:span text:style-name="T34"><text:s text:c="8"/>pthread_join(threads[k], NULL);</text:span></text:p>
      <text:p text:style-name="Standard"><text:span text:style-name="T34"><text:s text:c="4"/>}</text:span></text:p>
      <text:p text:style-name="Standard"><text:span text:style-name="T34"/></text:p>
      <text:p text:style-name="Standard"><text:span text:style-name="T34"><text:s text:c="4"/>free(args);</text:span></text:p>
      <text:p text:style-name="Standard"><text:span text:style-name="T34"><text:s text:c="4"/>return NULL;</text:span></text:p>
      <text:p text:style-name="Standard"><text:span text:style-name="T34">}</text:span></text:p>
      <text:p text:style-name="Standard"><text:span text:style-name="T34"/></text:p>
      <text:p text:style-name="Standard"><text:soft-page-break/><text:span text:style-name="T34">int main(int argc, char *argv[]) {</text:span></text:p>
      <text:p text:style-name="Standard"><text:span text:style-name="T34"><text:s text:c="4"/>if (argc &lt; 2) {</text:span></text:p>
      <text:p text:style-name="Standard"><text:span text:style-name="T34"><text:s text:c="8"/>printf("Usage: %s num_threads\n", argv[0]);</text:span></text:p>
      <text:p text:style-name="Standard"><text:span text:style-name="T34"><text:s text:c="8"/>return 1;</text:span></text:p>
      <text:p text:style-name="Standard"><text:span text:style-name="T34"><text:s text:c="4"/>}</text:span></text:p>
      <text:p text:style-name="Standard"><text:span text:style-name="T34"/></text:p>
      <text:p text:style-name="Standard"><text:span text:style-name="T34"><text:s text:c="4"/>int num_threads = atoi(argv[1]) - 1;</text:span></text:p>
      <text:p text:style-name="Standard"><text:span text:style-name="T34"><text:s text:c="4"/>if (num_threads &lt;= 0 || num_threads &gt; MAX_THREADS) {</text:span></text:p>
      <text:p text:style-name="Standard"><text:span text:style-name="T34"><text:s text:c="8"/>printf("Invalid number of threads\n");</text:span></text:p>
      <text:p text:style-name="Standard"><text:span text:style-name="T34"><text:s text:c="8"/>return 1;</text:span></text:p>
      <text:p text:style-name="Standard"><text:span text:style-name="T34"><text:s text:c="4"/>}</text:span></text:p>
      <text:p text:style-name="Standard"><text:span text:style-name="T34"><text:tab/>vector* vector = malloc(sizeof(vector));</text:span></text:p>
      <text:p text:style-name="Standard"><text:span text:style-name="T34"><text:s text:c="4"/>int s;</text:span></text:p>
      <text:p text:style-name="Standard"><text:span text:style-name="T34"><text:s text:c="4"/>if(!scanf("%d", &amp;s)) {</text:span></text:p>
      <text:p text:style-name="Standard"><text:span text:style-name="T34"><text:s text:c="16"/>printf("WRONG INPUT\n");</text:span></text:p>
      <text:p text:style-name="Standard"><text:span text:style-name="T34"><text:s text:c="16"/>return 1;</text:span></text:p>
      <text:p text:style-name="Standard"><text:span text:style-name="T34"><text:s text:c="8"/>}</text:span></text:p>
      <text:p text:style-name="Standard"><text:span text:style-name="T34"><text:s text:c="4"/>vector-&gt;data = (int*)malloc(sizeof(int)* s);</text:span></text:p>
      <text:p text:style-name="Standard"><text:span text:style-name="T34"><text:tab/>int x;</text:span></text:p>
      <text:p text:style-name="Standard"><text:span text:style-name="T34"><text:s text:c="4"/>for (int i = 0; i &lt; s; ++i) {</text:span></text:p>
      <text:p text:style-name="Standard"><text:span text:style-name="T34"><text:s text:c="16"/>if(!scanf("%d", &amp;x)) {</text:span></text:p>
      <text:p text:style-name="Standard"><text:span text:style-name="T34"><text:s text:c="24"/>printf("WRONG INPUT\n");</text:span></text:p>
      <text:p text:style-name="Standard"><text:span text:style-name="T34"><text:s text:c="24"/>return 1;</text:span></text:p>
      <text:p text:style-name="Standard"><text:span text:style-name="T34"><text:s text:c="16"/>}</text:span></text:p>
      <text:p text:style-name="Standard"><text:span text:style-name="T34"><text:s text:c="16"/>vector-&gt;data[i] = x;</text:span></text:p>
      <text:p text:style-name="Standard"><text:span text:style-name="T34"><text:s text:c="8"/>}</text:span></text:p>
      <text:p text:style-name="Standard"><text:span text:style-name="T34"><text:s text:c="4"/>printf("Entered vector:\n");</text:span></text:p>
      <text:p text:style-name="Standard"><text:span text:style-name="T34"><text:s text:c="4"/>for (int i = 0; i &lt; s; ++i) {</text:span></text:p>
      <text:p text:style-name="Standard"><text:span text:style-name="T34"><text:s text:c="16"/>printf("%d\n", vector-&gt;data[i]);</text:span></text:p>
      <text:p text:style-name="Standard"><text:span text:style-name="T34"><text:s text:c="8"/>}</text:span></text:p>
      <text:p text:style-name="Standard"><text:span text:style-name="T34"><text:s text:c="4"/>vector-&gt;size = s;</text:span></text:p>
      <text:p text:style-name="Standard"><text:span text:style-name="T34"/></text:p>
      <text:p text:style-name="Standard"><text:span text:style-name="T34"/></text:p>
      <text:p text:style-name="Standard"><text:span text:style-name="T34"><text:s text:c="4"/>args_t *args = malloc(sizeof(args_t));</text:span></text:p>
      <text:p text:style-name="Standard"><text:span text:style-name="T34"><text:s text:c="4"/>args-&gt;arr = vector-&gt;data;</text:span></text:p>
      <text:p text:style-name="Standard"><text:span text:style-name="T34"><text:s text:c="4"/>args-&gt;left = 0;</text:span></text:p>
      <text:p text:style-name="Standard"><text:span text:style-name="T34"><text:s text:c="4"/>args-&gt;right = vector-&gt;size - 1;</text:span></text:p>
      <text:p text:style-name="Standard"><text:span text:style-name="T34"/></text:p>
      <text:p text:style-name="Standard"><text:span text:style-name="T34"><text:s text:c="4"/>pthread_t thread;</text:span></text:p>
      <text:p text:style-name="Standard"><text:span text:style-name="T34"><text:s text:c="4"/>if (pthread_create(&amp;thread, NULL, quick_sort, args) != 0) {</text:span></text:p>
      <text:p text:style-name="Standard"><text:span text:style-name="T34"><text:s text:c="8"/>printf("Error creating thread\n");</text:span></text:p>
      <text:p text:style-name="Standard"><text:span text:style-name="T34"><text:s text:c="8"/>return 1;</text:span></text:p>
      <text:p text:style-name="Standard"><text:span text:style-name="T34"><text:s text:c="4"/>}</text:span></text:p>
      <text:p text:style-name="Standard"><text:span text:style-name="T34"/></text:p>
      <text:p text:style-name="Standard"><text:span text:style-name="T34"><text:s text:c="4"/>pthread_join(thread, NULL);</text:span></text:p>
      <text:p text:style-name="Standard"><text:span text:style-name="T34"/></text:p>
      <text:p text:style-name="Standard"><text:span text:style-name="T34"><text:s text:c="5"/>printf("Result:\n");</text:span></text:p>
      <text:p text:style-name="Standard"><text:span text:style-name="T34"><text:s text:c="8"/>for (int i = 0; i &lt; vector-&gt;size; ++i) {</text:span></text:p>
      <text:p text:style-name="Standard"><text:span text:style-name="T34"><text:s text:c="16"/>printf("%d\n", vector-&gt;data[i]);</text:span></text:p>
      <text:p text:style-name="Standard"><text:span text:style-name="T34"><text:s text:c="8"/>}</text:span></text:p>
      <text:p text:style-name="Standard"><text:span text:style-name="T34"><text:s text:c="8"/>free(vector);</text:span></text:p>
      <text:p text:style-name="Standard"><text:span text:style-name="T34"><text:s text:c="8"/>pthread_mutex_destroy(&amp;mutex);</text:span></text:p>
      <text:p text:style-name="Standard"><text:span text:style-name="T34"/></text:p>
      <text:p text:style-name="Standard"><text:span text:style-name="T34"><text:s text:c="4"/>return 0;</text:span></text:p>
      <text:p text:style-name="Standard"><text:span text:style-name="T34">} </text:span></text:p>
      <text:p text:style-name="P15"><text:soft-page-break/></text:p>
      <text:p text:style-name="P22"/>
      <text:h text:style-name="P2" text:outline-level="1"><text:bookmark-start text:name="__RefHeading___Toc3881_94863195"/><text:span text:style-name="T6">Пример</text:span><text:span text:style-name="T8"> </text:span><text:span text:style-name="T6">работы</text:span><text:bookmark-end text:name="__RefHeading___Toc3881_94863195"/></text:h>
      <text:p text:style-name="P23"/>
      <text:p text:style-name="Standard"><text:span text:style-name="T35">kiwi@LAPTOP-KIWI:~/3$ ./a.out 8 &lt; test.txt</text:span></text:p>
      <text:p text:style-name="Standard"><text:span text:style-name="T35">Entered vector:</text:span></text:p>
      <text:p text:style-name="Standard"><text:span text:style-name="T35">4</text:span></text:p>
      <text:p text:style-name="Standard"><text:span text:style-name="T35">6</text:span></text:p>
      <text:p text:style-name="Standard"><text:span text:style-name="T35">15</text:span></text:p>
      <text:p text:style-name="Standard"><text:span text:style-name="T35">0</text:span></text:p>
      <text:p text:style-name="Standard"><text:span text:style-name="T35">3</text:span></text:p>
      <text:p text:style-name="Standard"><text:span text:style-name="T35">2</text:span></text:p>
      <text:p text:style-name="Standard"><text:span text:style-name="T35">7</text:span></text:p>
      <text:p text:style-name="Standard"><text:span text:style-name="T35">1</text:span></text:p>
      <text:p text:style-name="Standard"><text:span text:style-name="T35">11</text:span></text:p>
      <text:p text:style-name="Standard"><text:span text:style-name="T35">17</text:span></text:p>
      <text:p text:style-name="Standard"><text:span text:style-name="T35">24</text:span></text:p>
      <text:p text:style-name="Standard"><text:span text:style-name="T35">Result:</text:span></text:p>
      <text:p text:style-name="Standard"><text:span text:style-name="T35">0</text:span></text:p>
      <text:p text:style-name="Standard"><text:span text:style-name="T35">1</text:span></text:p>
      <text:p text:style-name="Standard"><text:span text:style-name="T35">2</text:span></text:p>
      <text:p text:style-name="Standard"><text:span text:style-name="T35">3</text:span></text:p>
      <text:p text:style-name="Standard"><text:span text:style-name="T35">4</text:span></text:p>
      <text:p text:style-name="Standard"><text:span text:style-name="T35">6</text:span></text:p>
      <text:p text:style-name="Standard"><text:span text:style-name="T35">7</text:span></text:p>
      <text:p text:style-name="Standard"><text:span text:style-name="T35">11</text:span></text:p>
      <text:p text:style-name="Standard"><text:span text:style-name="T35">15</text:span></text:p>
      <text:p text:style-name="Standard"><text:span text:style-name="T35">17</text:span></text:p>
      <text:p text:style-name="Standard"><text:span text:style-name="T35">24</text:span></text:p>
      <text:p text:style-name="P24"/>
      <text:h text:style-name="P2" text:outline-level="1"><text:bookmark-start text:name="__RefHeading___Toc3883_94863195"/><text:span text:style-name="T7">Вывод</text:span><text:bookmark-end text:name="__RefHeading___Toc3883_94863195"/></text:h>
      <text:p text:style-name="Standard"><text:span text:style-name="T11">Я научился работать с потоками в Си и Юникс, определять задачу для потока. В ходе выполнения работы была создана аналогичная программа, но без использования потоков. Ускорение заметно по тестам выше – в два раза при четырех потоках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0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0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499cm" fo:margin-bottom="0.199cm" style:contextual-spacing="false" fo:line-height="100%" fo:keep-together="always" fo:text-indent="0cm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Standard_20__28_user_29_" style:display-name="Standard (user)" style:family="paragraph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Верхний_20_и_20_нижний_20_колонтитулы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Маркеры_20_списка" style:display-name="Маркеры списка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55cm"/>
        </style:list-level-properties>
        <style:text-properties style:font-name="Symbol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925cm"/>
        </style:list-level-properties>
        <style:text-properties style:font-name="Courier New2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195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465cm"/>
        </style:list-level-properties>
        <style:text-properties style:font-name="Symbol1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735cm"/>
        </style:list-level-properties>
        <style:text-properties style:font-name="Courier New2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005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275cm"/>
        </style:list-level-properties>
        <style:text-properties style:font-name="Symbol1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545cm"/>
        </style:list-level-properties>
        <style:text-properties style:font-name="Courier New2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8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Москва 2022 г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09:09:00</meta:creation-date>
    <meta:initial-creator>Mike</meta:initial-creator>
    <dc:language>ru-RU</dc:language>
    <dc:date>2023-04-21T15:57:56.747000000</dc:date>
    <meta:editing-cycles>40</meta:editing-cycles>
    <meta:editing-duration>PT2H18M27S</meta:editing-duration>
    <meta:generator>LibreOffice/7.4.2.3$Windows_X86_64 LibreOffice_project/382eef1f22670f7f4118c8c2dd222ec7ad009daf</meta:generator>
    <meta:document-statistic meta:table-count="0" meta:image-count="0" meta:object-count="0" meta:page-count="6" meta:paragraph-count="182" meta:word-count="684" meta:character-count="5432" meta:non-whitespace-character-count="4148"/>
    <meta:user-defined meta:name="AppVersion">15.0000</meta:user-defined>
    <meta:user-defined meta:name="Company">diakov.net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